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number-columns-repeated="4" table:default-cell-style-name="ce2"/>
        <table:table-column table:style-name="co1" table:number-columns-repeated="5" table:default-cell-style-name="Default"/>
        <table:table-row table:style-name="ro2">
          <table:table-cell table:style-name="Default" office:value-type="string">
            <text:p>TreeAdd</text:p>
          </table:table-cell>
          <table:table-cell table:style-name="Default" table:number-columns-repeated="3"/>
          <table:table-cell table:number-columns-repeated="5"/>
        </table:table-row>
        <table:table-row table:style-name="ro4">
          <table:table-cell table:style-name="Default" office:value-type="float" office:value="708071">
            <text:p>708071</text:p>
          </table:table-cell>
          <table:table-cell table:style-name="Default" office:value-type="float" office:value="168396">
            <text:p>168396</text:p>
          </table:table-cell>
          <table:table-cell table:style-name="Default" office:value-type="float" office:value="876467">
            <text:p>876467</text:p>
          </table:table-cell>
          <table:table-cell table:style-name="Default"/>
          <table:table-cell/>
          <table:table-cell office:value-type="string">
            <text:p>Treeadd</text:p>
          </table:table-cell>
          <table:table-cell table:number-columns-repeated="3"/>
        </table:table-row>
        <table:table-row table:style-name="ro2">
          <table:table-cell table:style-name="Default" office:value-type="float" office:value="838270">
            <text:p>838270</text:p>
          </table:table-cell>
          <table:table-cell table:style-name="Default" office:value-type="float" office:value="188198">
            <text:p>188198</text:p>
          </table:table-cell>
          <table:table-cell table:style-name="Default" office:value-type="float" office:value="1026468">
            <text:p>1026468</text:p>
          </table:table-cell>
          <table:table-cell table:style-name="Default"/>
          <table:table-cell/>
          <table:table-cell table:style-name="ce2" table:formula="of:=([.A3]/[.A2])-1" office:value-type="percentage" office:value="0.183878452867015">
            <text:p>18.39%</text:p>
          </table:table-cell>
          <table:table-cell table:style-name="ce2" table:formula="of:=([.B3]/[.B2])-1" office:value-type="percentage" office:value="0.117591866790185">
            <text:p>11.76%</text:p>
          </table:table-cell>
          <table:table-cell table:style-name="ce2" table:formula="of:=([.C3]/[.C2])-1" office:value-type="percentage" office:value="0.171142781188567">
            <text:p>17.11%</text:p>
          </table:table-cell>
          <table:table-cell table:style-name="ce2"/>
        </table:table-row>
        <table:table-row table:style-name="ro2">
          <table:table-cell table:style-name="Default" office:value-type="string">
            <text:p>Bisort</text:p>
          </table:table-cell>
          <table:table-cell table:style-name="Default" table:number-columns-repeated="3"/>
          <table:table-cell/>
          <table:table-cell table:style-name="ce2" table:number-columns-repeated="4"/>
        </table:table-row>
        <table:table-row table:style-name="ro4">
          <table:table-cell table:style-name="Default" office:value-type="float" office:value="9138">
            <text:p>9138</text:p>
          </table:table-cell>
          <table:table-cell table:style-name="Default" office:value-type="float" office:value="4690">
            <text:p>4690</text:p>
          </table:table-cell>
          <table:table-cell table:style-name="Default" office:value-type="float" office:value="3774">
            <text:p>3774</text:p>
          </table:table-cell>
          <table:table-cell table:style-name="Default" office:value-type="float" office:value="17604">
            <text:p>17604</text:p>
          </table:table-cell>
          <table:table-cell/>
          <table:table-cell table:style-name="ce2" office:value-type="string">
            <text:p>Bisort</text:p>
          </table:table-cell>
          <table:table-cell table:style-name="ce2" table:number-columns-repeated="3"/>
        </table:table-row>
        <table:table-row table:style-name="ro2">
          <table:table-cell table:style-name="Default" office:value-type="float" office:value="9165">
            <text:p>9165</text:p>
          </table:table-cell>
          <table:table-cell table:style-name="Default" office:value-type="float" office:value="4969">
            <text:p>4969</text:p>
          </table:table-cell>
          <table:table-cell table:style-name="Default" office:value-type="float" office:value="4075">
            <text:p>4075</text:p>
          </table:table-cell>
          <table:table-cell table:style-name="Default" office:value-type="float" office:value="18210">
            <text:p>18210</text:p>
          </table:table-cell>
          <table:table-cell/>
          <table:table-cell table:style-name="ce2" table:formula="of:=([.A6]/[.A5])-1" office:value-type="percentage" office:value="0.00295469468154952">
            <text:p>0.30%</text:p>
          </table:table-cell>
          <table:table-cell table:style-name="ce2" table:formula="of:=([.B6]/[.B5])-1" office:value-type="percentage" office:value="0.0594882729211088">
            <text:p>5.95%</text:p>
          </table:table-cell>
          <table:table-cell table:style-name="ce2" table:formula="of:=([.C6]/[.C5])-1" office:value-type="percentage" office:value="0.0797562268150502">
            <text:p>7.98%</text:p>
          </table:table-cell>
          <table:table-cell table:style-name="ce2" table:formula="of:=([.D6]/[.D5])-1" office:value-type="percentage" office:value="0.034423994546694">
            <text:p>3.44%</text:p>
          </table:table-cell>
        </table:table-row>
        <table:table-row table:style-name="ro2">
          <table:table-cell table:style-name="Default" office:value-type="string">
            <text:p>Perimeter</text:p>
          </table:table-cell>
          <table:table-cell table:style-name="Default" table:number-columns-repeated="3"/>
          <table:table-cell/>
          <table:table-cell table:style-name="ce2" table:number-columns-repeated="4"/>
        </table:table-row>
        <table:table-row table:style-name="ro2">
          <table:table-cell table:style-name="Default" office:value-type="float" office:value="613724">
            <text:p>613724</text:p>
          </table:table-cell>
          <table:table-cell table:style-name="Default" office:value-type="float" office:value="84305">
            <text:p>84305</text:p>
          </table:table-cell>
          <table:table-cell table:style-name="Default" office:value-type="float" office:value="698029">
            <text:p>698029</text:p>
          </table:table-cell>
          <table:table-cell table:style-name="Default"/>
          <table:table-cell/>
          <table:table-cell table:style-name="ce2" office:value-type="string">
            <text:p>Perimeter</text:p>
          </table:table-cell>
          <table:table-cell table:style-name="ce2" table:number-columns-repeated="3"/>
        </table:table-row>
        <table:table-row table:style-name="ro2">
          <table:table-cell table:style-name="Default" office:value-type="float" office:value="299365">
            <text:p>299365</text:p>
          </table:table-cell>
          <table:table-cell table:style-name="Default" office:value-type="float" office:value="95067">
            <text:p>95067</text:p>
          </table:table-cell>
          <table:table-cell table:style-name="Default" office:value-type="float" office:value="394432">
            <text:p>394432</text:p>
          </table:table-cell>
          <table:table-cell table:style-name="Default"/>
          <table:table-cell/>
          <table:table-cell table:style-name="ce2" table:formula="of:=([.A9]/[.A8])-1" office:value-type="percentage" office:value="-0.512215588766286">
            <text:p>-51.22%</text:p>
          </table:table-cell>
          <table:table-cell table:style-name="ce2" table:formula="of:=([.B9]/[.B8])-1" office:value-type="percentage" office:value="0.127655536445051">
            <text:p>12.77%</text:p>
          </table:table-cell>
          <table:table-cell table:style-name="ce2" table:formula="of:=([.C9]/[.C8])-1" office:value-type="percentage" office:value="-0.434934651712178">
            <text:p>-43.49%</text:p>
          </table:table-cell>
          <table:table-cell table:style-name="ce2"/>
        </table:table-row>
        <table:table-row table:style-name="ro2">
          <table:table-cell table:style-name="Default" office:value-type="string">
            <text:p>Tsp</text:p>
          </table:table-cell>
          <table:table-cell table:style-name="Default" table:number-columns-repeated="3"/>
          <table:table-cell/>
          <table:table-cell table:style-name="ce2" table:number-columns-repeated="4"/>
        </table:table-row>
        <table:table-row table:style-name="ro4">
          <table:table-cell table:style-name="Default" office:value-type="float" office:value="18">
            <text:p>18</text:p>
          </table:table-cell>
          <table:table-cell table:style-name="Default" office:value-type="float" office:value="52">
            <text:p>52</text:p>
          </table:table-cell>
          <table:table-cell table:style-name="Default" table:formula="of:=[.B11]+[.A11]" office:value-type="float" office:value="70">
            <text:p>70</text:p>
          </table:table-cell>
          <table:table-cell table:style-name="Default"/>
          <table:table-cell/>
          <table:table-cell table:style-name="ce2" office:value-type="string">
            <text:p>Tsp</text:p>
          </table:table-cell>
          <table:table-cell table:style-name="ce2" table:number-columns-repeated="3"/>
        </table:table-row>
        <table:table-row table:style-name="ro2">
          <table:table-cell table:style-name="Default" office:value-type="float" office:value="15">
            <text:p>15</text:p>
          </table:table-cell>
          <table:table-cell table:style-name="Default" office:value-type="float" office:value="75">
            <text:p>75</text:p>
          </table:table-cell>
          <table:table-cell table:style-name="Default" table:formula="of:=[.B12]+[.A12]" office:value-type="float" office:value="90">
            <text:p>90</text:p>
          </table:table-cell>
          <table:table-cell table:style-name="Default"/>
          <table:table-cell/>
          <table:table-cell table:style-name="ce2" table:formula="of:=([.A12]/[.A11])-1" office:value-type="percentage" office:value="-0.166666666666667">
            <text:p>-16.67%</text:p>
          </table:table-cell>
          <table:table-cell table:style-name="ce2" table:formula="of:=([.B12]/[.B11])-1" office:value-type="percentage" office:value="0.442307692307692">
            <text:p>44.23%</text:p>
          </table:table-cell>
          <table:table-cell table:style-name="ce2" table:formula="of:=([.C12]/[.C11])-1" office:value-type="percentage" office:value="0.285714285714286">
            <text:p>28.57%</text:p>
          </table:table-cell>
          <table:table-cell table:style-name="ce2"/>
        </table:table-row>
        <table:table-row table:style-name="ro2">
          <table:table-cell table:style-name="Default" table:number-columns-repeated="4"/>
          <table:table-cell table:number-columns-repeated="5"/>
        </table:table-row>
        <table:table-row table:style-name="ro3" table:number-rows-repeated="3">
          <table:table-cell table:style-name="Default" table:number-columns-repeated="4"/>
          <table:table-cell table:number-columns-repeated="5"/>
        </table:table-row>
        <table:table-row table:style-name="ro4">
          <table:table-cell table:style-name="ce1" office:value-type="string">
            <text:p>Inlined, Complex Bounds Check, No-CCured</text:p>
          </table:table-cell>
          <table:table-cell table:style-name="Default" table:number-columns-repeated="3"/>
          <table:table-cell table:number-columns-repeated="5"/>
        </table:table-row>
        <table:table-row table:style-name="ro4">
          <table:table-cell table:style-name="Default" office:value-type="string">
            <text:p>Treeadd</text:p>
          </table:table-cell>
          <table:table-cell table:style-name="Default" table:number-columns-repeated="3"/>
          <table:table-cell table:number-columns-repeated="5"/>
        </table:table-row>
        <table:table-row table:style-name="ro2">
          <table:table-cell office:value-type="percentage" office:value="0.799306263605032">
            <text:p>79.93%</text:p>
          </table:table-cell>
          <table:table-cell office:value-type="percentage" office:value="0.744782520450755">
            <text:p>74.48%</text:p>
          </table:table-cell>
          <table:table-cell office:value-type="percentage" office:value="0.785612414852344">
            <text:p>78.56%</text:p>
          </table:table-cell>
          <table:table-cell table:number-columns-repeated="2"/>
          <table:table-cell table:formula="of:=[.C19]" office:value-type="percentage" office:value="0.785612414852344">
            <text:p>78.56%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4">
          <table:table-cell office:value-type="string">
            <text:p>Bisort</text:p>
          </table:table-cell>
          <table:table-cell table:number-columns-repeated="8"/>
        </table:table-row>
        <table:table-row table:style-name="ro2">
          <table:table-cell office:value-type="percentage" office:value="0.0137315482320632">
            <text:p>1.37%</text:p>
          </table:table-cell>
          <table:table-cell office:value-type="percentage" office:value="1.61106734935014">
            <text:p>161.11%</text:p>
          </table:table-cell>
          <table:table-cell office:value-type="percentage" office:value="2.12931248448747">
            <text:p>212.93%</text:p>
          </table:table-cell>
          <table:table-cell office:value-type="percentage" office:value="0.814941476807476">
            <text:p>81.49%</text:p>
          </table:table-cell>
          <table:table-cell/>
          <table:table-cell table:formula="of:=[.D22]" office:value-type="percentage" office:value="0.814941476807476">
            <text:p>81.49%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Perimeter</text:p>
          </table:table-cell>
          <table:table-cell table:number-columns-repeated="8"/>
        </table:table-row>
        <table:table-row table:style-name="ro2">
          <table:table-cell office:value-type="percentage" office:value="-0.141908500175355">
            <text:p>-14.19%</text:p>
          </table:table-cell>
          <table:table-cell office:value-type="percentage" office:value="0.251427048852724">
            <text:p>25.14%</text:p>
          </table:table-cell>
          <table:table-cell office:value-type="percentage" office:value="-0.0907704032552475">
            <text:p>-9.08%</text:p>
          </table:table-cell>
          <table:table-cell table:number-columns-repeated="2"/>
          <table:table-cell table:formula="of:=[.C25]" office:value-type="percentage" office:value="-0.0907704032552475">
            <text:p>-9.08%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4">
          <table:table-cell office:value-type="string">
            <text:p>Tsp</text:p>
          </table:table-cell>
          <table:table-cell table:number-columns-repeated="8"/>
        </table:table-row>
        <table:table-row table:style-name="ro2">
          <table:table-cell office:value-type="percentage" office:value="0.0555555555555556">
            <text:p>5.56%</text:p>
          </table:table-cell>
          <table:table-cell office:value-type="percentage" office:value="0.987341772151899">
            <text:p>98.73%</text:p>
          </table:table-cell>
          <table:table-cell office:value-type="percentage" office:value="0.814432989690722">
            <text:p>81.44%</text:p>
          </table:table-cell>
          <table:table-cell table:number-columns-repeated="2"/>
          <table:table-cell table:formula="of:=[.C28]" office:value-type="percentage" office:value="0.814432989690722">
            <text:p>81.44%</text:p>
          </table:table-cell>
          <table:table-cell table:number-columns-repeated="3"/>
        </table:table-row>
        <table:table-row table:style-name="ro3">
          <table:table-cell table:style-name="Default" table:number-columns-repeated="4"/>
          <table:table-cell table:number-columns-repeated="5"/>
        </table:table-row>
        <table:table-row table:style-name="ro4">
          <table:table-cell table:style-name="ce1" office:value-type="string">
            <text:p>Inlined, Null-Check</text:p>
          </table:table-cell>
          <table:table-cell table:style-name="Default" table:number-columns-repeated="3"/>
          <table:table-cell table:number-columns-repeated="5"/>
        </table:table-row>
        <table:table-row table:style-name="ro4">
          <table:table-cell table:style-name="Default" office:value-type="string">
            <text:p>Treeadd</text:p>
          </table:table-cell>
          <table:table-cell table:style-name="Default" table:number-columns-repeated="3"/>
          <table:table-cell table:number-columns-repeated="5"/>
        </table:table-row>
        <table:table-row table:style-name="ro2">
          <table:table-cell office:value-type="percentage" office:value="0.57262386872894">
            <text:p>57.26%</text:p>
          </table:table-cell>
          <table:table-cell office:value-type="percentage" office:value="0.48625464188605">
            <text:p>48.63%</text:p>
          </table:table-cell>
          <table:table-cell office:value-type="percentage" office:value="0.55119055559261">
            <text:p>55.12%</text:p>
          </table:table-cell>
          <table:table-cell table:number-columns-repeated="2"/>
          <table:table-cell table:formula="of:=[.C32]" office:value-type="percentage" office:value="0.55119055559261">
            <text:p>55.12%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4">
          <table:table-cell office:value-type="string">
            <text:p>Bisort</text:p>
          </table:table-cell>
          <table:table-cell table:number-columns-repeated="8"/>
        </table:table-row>
        <table:table-row table:style-name="ro2">
          <table:table-cell office:value-type="percentage" office:value="0.0169991326973113">
            <text:p>1.70%</text:p>
          </table:table-cell>
          <table:table-cell office:value-type="percentage" office:value="0.838893249607535">
            <text:p>83.89%</text:p>
          </table:table-cell>
          <table:table-cell office:value-type="percentage" office:value="1.11703446565832">
            <text:p>111.70%</text:p>
          </table:table-cell>
          <table:table-cell office:value-type="percentage" office:value="0.434414327202323">
            <text:p>43.44%</text:p>
          </table:table-cell>
          <table:table-cell/>
          <table:table-cell table:formula="of:=[.D35]" office:value-type="percentage" office:value="0.434414327202323">
            <text:p>43.44%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Perimeter</text:p>
          </table:table-cell>
          <table:table-cell table:number-columns-repeated="8"/>
        </table:table-row>
        <table:table-row table:style-name="ro2">
          <table:table-cell office:value-type="percentage" office:value="-0.149372614215791">
            <text:p>-14.94%</text:p>
          </table:table-cell>
          <table:table-cell office:value-type="percentage" office:value="-0.0512306256180856">
            <text:p>-5.12%</text:p>
          </table:table-cell>
          <table:table-cell office:value-type="percentage" office:value="-0.132948826217013">
            <text:p>-13.29%</text:p>
          </table:table-cell>
          <table:table-cell table:number-columns-repeated="2"/>
          <table:table-cell table:formula="of:=[.C38]" office:value-type="percentage" office:value="-0.132948826217013">
            <text:p>-13.29%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4">
          <table:table-cell office:value-type="string">
            <text:p>Tsp</text:p>
          </table:table-cell>
          <table:table-cell table:number-columns-repeated="8"/>
        </table:table-row>
        <table:table-row table:style-name="ro2">
          <table:table-cell office:value-type="percentage" office:value="-0.111111111111111">
            <text:p>-11.11%</text:p>
          </table:table-cell>
          <table:table-cell office:value-type="percentage" office:value="0.447368421052632">
            <text:p>44.74%</text:p>
          </table:table-cell>
          <table:table-cell office:value-type="percentage" office:value="0.340425531914894">
            <text:p>34.04%</text:p>
          </table:table-cell>
          <table:table-cell table:number-columns-repeated="2"/>
          <table:table-cell table:formula="of:=[.C41]" office:value-type="percentage" office:value="0.340425531914894">
            <text:p>34.04%</text:p>
          </table:table-cell>
          <table:table-cell table:number-columns-repeated="3"/>
        </table:table-row>
        <table:table-row table:style-name="ro3">
          <table:table-cell table:style-name="Default" table:number-columns-repeated="4"/>
          <table:table-cell table:number-columns-repeated="5"/>
        </table:table-row>
        <table:table-row table:style-name="ro2">
          <table:table-cell table:style-name="ce1" office:value-type="string">
            <text:p>No Check</text:p>
          </table:table-cell>
          <table:table-cell table:style-name="Default" table:number-columns-repeated="3"/>
          <table:table-cell table:number-columns-repeated="5"/>
        </table:table-row>
        <table:table-row table:style-name="ro4">
          <table:table-cell table:style-name="Default" office:value-type="string">
            <text:p>Treeadd</text:p>
          </table:table-cell>
          <table:table-cell table:style-name="Default" table:number-columns-repeated="3"/>
          <table:table-cell table:number-columns-repeated="5"/>
        </table:table-row>
        <table:table-row table:style-name="ro2">
          <table:table-cell office:value-type="percentage" office:value="0.278253222172341">
            <text:p>27.83%</text:p>
          </table:table-cell>
          <table:table-cell office:value-type="percentage" office:value="0.316550887046567">
            <text:p>31.66%</text:p>
          </table:table-cell>
          <table:table-cell office:value-type="percentage" office:value="0.287453517998864">
            <text:p>28.75%</text:p>
          </table:table-cell>
          <table:table-cell table:number-columns-repeated="2"/>
          <table:table-cell table:formula="of:=[.C45]" office:value-type="percentage" office:value="0.287453517998864">
            <text:p>28.75%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4">
          <table:table-cell office:value-type="string">
            <text:p>Bisort</text:p>
          </table:table-cell>
          <table:table-cell table:number-columns-repeated="8"/>
        </table:table-row>
        <table:table-row table:style-name="ro2">
          <table:table-cell office:value-type="percentage" office:value="-0.0184546395308727">
            <text:p>-1.85%</text:p>
          </table:table-cell>
          <table:table-cell office:value-type="percentage" office:value="0.133963750985028">
            <text:p>13.40%</text:p>
          </table:table-cell>
          <table:table-cell office:value-type="percentage" office:value="0.270082069137031">
            <text:p>27.01%</text:p>
          </table:table-cell>
          <table:table-cell office:value-type="percentage" office:value="0.0750012081380176">
            <text:p>7.50%</text:p>
          </table:table-cell>
          <table:table-cell/>
          <table:table-cell table:formula="of:=[.D48]" office:value-type="percentage" office:value="0.0750012081380176">
            <text:p>7.50%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Perimeter</text:p>
          </table:table-cell>
          <table:table-cell table:number-columns-repeated="8"/>
        </table:table-row>
        <table:table-row table:style-name="ro2">
          <table:table-cell office:value-type="percentage" office:value="-0.200190492540418">
            <text:p>-20.02%</text:p>
          </table:table-cell>
          <table:table-cell office:value-type="percentage" office:value="-0.107344632768362">
            <text:p>-10.73%</text:p>
          </table:table-cell>
          <table:table-cell office:value-type="percentage" office:value="-0.18618502019865">
            <text:p>-18.62%</text:p>
          </table:table-cell>
          <table:table-cell table:number-columns-repeated="2"/>
          <table:table-cell table:formula="of:=[.C51]" office:value-type="percentage" office:value="-0.18618502019865">
            <text:p>-18.62%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4">
          <table:table-cell office:value-type="string">
            <text:p>Tsp</text:p>
          </table:table-cell>
          <table:table-cell table:number-columns-repeated="8"/>
        </table:table-row>
        <table:table-row table:style-name="ro2">
          <table:table-cell office:value-type="percentage" office:value="-0.105263157894737">
            <text:p>-10.53%</text:p>
          </table:table-cell>
          <table:table-cell office:value-type="percentage" office:value="0.116883116883117">
            <text:p>11.69%</text:p>
          </table:table-cell>
          <table:table-cell office:value-type="percentage" office:value="0.0729166666666667">
            <text:p>7.29%</text:p>
          </table:table-cell>
          <table:table-cell table:number-columns-repeated="2"/>
          <table:table-cell table:formula="of:=[.C54]" office:value-type="percentage" office:value="0.0729166666666667">
            <text:p>7.29%</text:p>
          </table:table-cell>
          <table:table-cell table:number-columns-repeated="3"/>
        </table:table-row>
        <table:table-row table:style-name="ro3">
          <table:table-cell table:style-name="Default" table:number-columns-repeated="4"/>
          <table:table-cell table:number-columns-repeated="5"/>
        </table:table-row>
        <table:table-row table:style-name="ro2">
          <table:table-cell table:style-name="ce1" office:value-type="string">
            <text:p>No Check, O3</text:p>
          </table:table-cell>
          <table:table-cell table:style-name="Default" table:number-columns-repeated="3"/>
          <table:table-cell table:number-columns-repeated="5"/>
        </table:table-row>
        <table:table-row table:style-name="ro4">
          <table:table-cell table:style-name="Default" office:value-type="string">
            <text:p>Treeadd</text:p>
          </table:table-cell>
          <table:table-cell table:style-name="Default" table:number-columns-repeated="3"/>
          <table:table-cell table:number-columns-repeated="5"/>
        </table:table-row>
        <table:table-row table:style-name="ro2">
          <table:table-cell office:value-type="percentage" office:value="0.183878452867015">
            <text:p>18.39%</text:p>
          </table:table-cell>
          <table:table-cell office:value-type="percentage" office:value="0.117591866790185">
            <text:p>11.76%</text:p>
          </table:table-cell>
          <table:table-cell office:value-type="percentage" office:value="0.171142781188567">
            <text:p>17.11%</text:p>
          </table:table-cell>
          <table:table-cell table:number-columns-repeated="2"/>
          <table:table-cell table:formula="of:=[.C58]" office:value-type="percentage" office:value="0.171142781188567">
            <text:p>17.11%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4">
          <table:table-cell office:value-type="string">
            <text:p>Bisort</text:p>
          </table:table-cell>
          <table:table-cell table:number-columns-repeated="8"/>
        </table:table-row>
        <table:table-row table:style-name="ro2">
          <table:table-cell office:value-type="percentage" office:value="0.00295469468154952">
            <text:p>0.30%</text:p>
          </table:table-cell>
          <table:table-cell office:value-type="percentage" office:value="0.0594882729211088">
            <text:p>5.95%</text:p>
          </table:table-cell>
          <table:table-cell office:value-type="percentage" office:value="0.0797562268150502">
            <text:p>7.98%</text:p>
          </table:table-cell>
          <table:table-cell office:value-type="percentage" office:value="0.034423994546694">
            <text:p>3.44%</text:p>
          </table:table-cell>
          <table:table-cell/>
          <table:table-cell table:formula="of:=[.D61]" office:value-type="percentage" office:value="0.034423994546694">
            <text:p>3.44%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Perimeter</text:p>
          </table:table-cell>
          <table:table-cell table:number-columns-repeated="8"/>
        </table:table-row>
        <table:table-row table:style-name="ro2">
          <table:table-cell office:value-type="percentage" office:value="-0.512215588766286">
            <text:p>-51.22%</text:p>
          </table:table-cell>
          <table:table-cell office:value-type="percentage" office:value="0.127655536445051">
            <text:p>12.77%</text:p>
          </table:table-cell>
          <table:table-cell office:value-type="percentage" office:value="-0.434934651712178">
            <text:p>-43.49%</text:p>
          </table:table-cell>
          <table:table-cell table:number-columns-repeated="2"/>
          <table:table-cell table:formula="of:=[.C64]" office:value-type="percentage" office:value="-0.434934651712178">
            <text:p>-43.49%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4">
          <table:table-cell office:value-type="string">
            <text:p>Tsp</text:p>
          </table:table-cell>
          <table:table-cell table:number-columns-repeated="8"/>
        </table:table-row>
        <table:table-row table:style-name="ro2">
          <table:table-cell office:value-type="percentage" office:value="-0.166666666666667">
            <text:p>-16.67%</text:p>
          </table:table-cell>
          <table:table-cell office:value-type="percentage" office:value="0.442307692307692">
            <text:p>44.23%</text:p>
          </table:table-cell>
          <table:table-cell office:value-type="percentage" office:value="0.285714285714286">
            <text:p>28.57%</text:p>
          </table:table-cell>
          <table:table-cell table:number-columns-repeated="2"/>
          <table:table-cell table:formula="of:=[.C67]" office:value-type="percentage" office:value="0.285714285714286">
            <text:p>28.57%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12" table:default-cell-style-name="Default"/>
        <table:table-row table:style-name="ro4">
          <table:table-cell office:value-type="string">
            <text:p>TreeAdd</text:p>
          </table:table-cell>
          <table:table-cell table:number-columns-repeated="3"/>
          <table:table-cell office:value-type="string">
            <text:p>TreeAdd</text:p>
          </table:table-cell>
          <table:table-cell table:number-columns-repeated="3"/>
          <table:table-cell office:value-type="string">
            <text:p>TreeAdd</text:p>
          </table:table-cell>
          <table:table-cell table:number-columns-repeated="3"/>
        </table:table-row>
        <table:table-row table:style-name="ro2">
          <table:table-cell office:value-type="float" office:value="827622">
            <text:p>827622</text:p>
          </table:table-cell>
          <table:table-cell office:value-type="float" office:value="234235">
            <text:p>234235</text:p>
          </table:table-cell>
          <table:table-cell office:value-type="float" office:value="1061857">
            <text:p>1061857</text:p>
          </table:table-cell>
          <table:table-cell/>
          <table:table-cell office:value-type="float" office:value="805629">
            <text:p>805629</text:p>
          </table:table-cell>
          <table:table-cell office:value-type="float" office:value="234504">
            <text:p>234504</text:p>
          </table:table-cell>
          <table:table-cell office:value-type="float" office:value="1040133">
            <text:p>1040133</text:p>
          </table:table-cell>
          <table:table-cell/>
          <table:table-cell office:value-type="float" office:value="749080">
            <text:p>749080</text:p>
          </table:table-cell>
          <table:table-cell office:value-type="float" office:value="226885">
            <text:p>226885</text:p>
          </table:table-cell>
          <table:table-cell office:value-type="float" office:value="975965">
            <text:p>975965</text:p>
          </table:table-cell>
          <table:table-cell/>
        </table:table-row>
        <table:table-row table:style-name="ro2">
          <table:table-cell office:value-type="float" office:value="1093818">
            <text:p>1093818</text:p>
          </table:table-cell>
          <table:table-cell office:value-type="float" office:value="398569">
            <text:p>398569</text:p>
          </table:table-cell>
          <table:table-cell office:value-type="float" office:value="1492387">
            <text:p>1492387</text:p>
          </table:table-cell>
          <table:table-cell/>
          <table:table-cell office:value-type="float" office:value="1070557">
            <text:p>1070557</text:p>
          </table:table-cell>
          <table:table-cell office:value-type="float" office:value="395273">
            <text:p>395273</text:p>
          </table:table-cell>
          <table:table-cell office:value-type="float" office:value="1465830">
            <text:p>1465830</text:p>
          </table:table-cell>
          <table:table-cell/>
          <table:table-cell office:value-type="float" office:value="1142036">
            <text:p>1142036</text:p>
          </table:table-cell>
          <table:table-cell office:value-type="float" office:value="401833">
            <text:p>401833</text:p>
          </table:table-cell>
          <table:table-cell office:value-type="float" office:value="1543869">
            <text:p>1543869</text:p>
          </table:table-cell>
          <table:table-cell/>
        </table:table-row>
        <table:table-row table:style-name="ro4">
          <table:table-cell office:value-type="string">
            <text:p>Bisort</text:p>
          </table:table-cell>
          <table:table-cell table:number-columns-repeated="3"/>
          <table:table-cell office:value-type="string">
            <text:p>Bisort</text:p>
          </table:table-cell>
          <table:table-cell table:number-columns-repeated="3"/>
          <table:table-cell office:value-type="string">
            <text:p>Bisort</text:p>
          </table:table-cell>
          <table:table-cell table:number-columns-repeated="3"/>
        </table:table-row>
        <table:table-row table:style-name="ro2">
          <table:table-cell office:value-type="float" office:value="11463">
            <text:p>11463</text:p>
          </table:table-cell>
          <table:table-cell office:value-type="float" office:value="5103">
            <text:p>5103</text:p>
          </table:table-cell>
          <table:table-cell office:value-type="float" office:value="4035">
            <text:p>4035</text:p>
          </table:table-cell>
          <table:table-cell office:value-type="float" office:value="20601">
            <text:p>20601</text:p>
          </table:table-cell>
          <table:table-cell office:value-type="float" office:value="11501">
            <text:p>11501</text:p>
          </table:table-cell>
          <table:table-cell office:value-type="float" office:value="5096">
            <text:p>5096</text:p>
          </table:table-cell>
          <table:table-cell office:value-type="float" office:value="4039">
            <text:p>4039</text:p>
          </table:table-cell>
          <table:table-cell office:value-type="float" office:value="20638">
            <text:p>20638</text:p>
          </table:table-cell>
          <table:table-cell office:value-type="float" office:value="11585">
            <text:p>11585</text:p>
          </table:table-cell>
          <table:table-cell office:value-type="float" office:value="5076">
            <text:p>5076</text:p>
          </table:table-cell>
          <table:table-cell office:value-type="float" office:value="4017">
            <text:p>4017</text:p>
          </table:table-cell>
          <table:table-cell office:value-type="float" office:value="20679">
            <text:p>20679</text:p>
          </table:table-cell>
        </table:table-row>
        <table:table-row table:style-name="ro2">
          <table:table-cell office:value-type="float" office:value="11864">
            <text:p>11864</text:p>
          </table:table-cell>
          <table:table-cell office:value-type="float" office:value="13250">
            <text:p>13250</text:p>
          </table:table-cell>
          <table:table-cell office:value-type="float" office:value="12602">
            <text:p>12602</text:p>
          </table:table-cell>
          <table:table-cell office:value-type="float" office:value="37717">
            <text:p>37717</text:p>
          </table:table-cell>
          <table:table-cell office:value-type="float" office:value="5930">
            <text:p>5930</text:p>
          </table:table-cell>
          <table:table-cell office:value-type="float" office:value="12903">
            <text:p>12903</text:p>
          </table:table-cell>
          <table:table-cell office:value-type="float" office:value="11334">
            <text:p>11334</text:p>
          </table:table-cell>
          <table:table-cell office:value-type="float" office:value="30168">
            <text:p>30168</text:p>
          </table:table-cell>
          <table:table-cell office:value-type="float" office:value="11867">
            <text:p>11867</text:p>
          </table:table-cell>
          <table:table-cell office:value-type="float" office:value="13242">
            <text:p>13242</text:p>
          </table:table-cell>
          <table:table-cell office:value-type="float" office:value="12597">
            <text:p>12597</text:p>
          </table:table-cell>
          <table:table-cell office:value-type="float" office:value="37706">
            <text:p>37706</text:p>
          </table:table-cell>
        </table:table-row>
        <table:table-row table:style-name="ro2">
          <table:table-cell office:value-type="string">
            <text:p>Perimeter</text:p>
          </table:table-cell>
          <table:table-cell table:number-columns-repeated="3"/>
          <table:table-cell office:value-type="string">
            <text:p>Perimeter</text:p>
          </table:table-cell>
          <table:table-cell table:number-columns-repeated="3"/>
          <table:table-cell office:value-type="string">
            <text:p>Perimeter</text:p>
          </table:table-cell>
          <table:table-cell table:number-columns-repeated="3"/>
        </table:table-row>
        <table:table-row table:style-name="ro2">
          <table:table-cell office:value-type="float" office:value="571806">
            <text:p>571806</text:p>
          </table:table-cell>
          <table:table-cell office:value-type="float" office:value="97070">
            <text:p>97070</text:p>
          </table:table-cell>
          <table:table-cell office:value-type="float" office:value="668876">
            <text:p>668876</text:p>
          </table:table-cell>
          <table:table-cell/>
          <table:table-cell office:value-type="float" office:value="597521">
            <text:p>597521</text:p>
          </table:table-cell>
          <table:table-cell office:value-type="float" office:value="97375">
            <text:p>97375</text:p>
          </table:table-cell>
          <table:table-cell office:value-type="float" office:value="694896">
            <text:p>694896</text:p>
          </table:table-cell>
          <table:table-cell/>
          <table:table-cell office:value-type="float" office:value="600304">
            <text:p>600304</text:p>
          </table:table-cell>
          <table:table-cell office:value-type="float" office:value="100146">
            <text:p>100146</text:p>
          </table:table-cell>
          <table:table-cell office:value-type="float" office:value="700450">
            <text:p>700450</text:p>
          </table:table-cell>
          <table:table-cell/>
        </table:table-row>
        <table:table-row table:style-name="ro2">
          <table:table-cell office:value-type="float" office:value="524796">
            <text:p>524796</text:p>
          </table:table-cell>
          <table:table-cell office:value-type="float" office:value="121668">
            <text:p>121668</text:p>
          </table:table-cell>
          <table:table-cell office:value-type="float" office:value="646464">
            <text:p>646464</text:p>
          </table:table-cell>
          <table:table-cell/>
          <table:table-cell office:value-type="float" office:value="528079">
            <text:p>528079</text:p>
          </table:table-cell>
          <table:table-cell office:value-type="float" office:value="124939">
            <text:p>124939</text:p>
          </table:table-cell>
          <table:table-cell office:value-type="float" office:value="653018">
            <text:p>653018</text:p>
          </table:table-cell>
          <table:table-cell/>
          <table:table-cell office:value-type="float" office:value="503360">
            <text:p>503360</text:p>
          </table:table-cell>
          <table:table-cell office:value-type="float" office:value="119579">
            <text:p>119579</text:p>
          </table:table-cell>
          <table:table-cell office:value-type="float" office:value="622939">
            <text:p>622939</text:p>
          </table:table-cell>
          <table:table-cell/>
        </table:table-row>
        <table:table-row table:style-name="ro4">
          <table:table-cell office:value-type="string">
            <text:p>Tsp</text:p>
          </table:table-cell>
          <table:table-cell table:number-columns-repeated="3"/>
          <table:table-cell office:value-type="string">
            <text:p>Tsp</text:p>
          </table:table-cell>
          <table:table-cell table:number-columns-repeated="3"/>
          <table:table-cell office:value-type="string">
            <text:p>Tsp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8">
            <text:p>158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157">
            <text:p>157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158">
            <text:p>158</text:p>
          </table:table-cell>
          <table:table-cell table:number-columns-repeated="2"/>
        </table:table-row>
        <table:table-row table:style-name="ro2" table:number-rows-repeated="24">
          <table:table-cell table:number-columns-repeated="12"/>
        </table:table-row>
        <table:table-row table:style-name="ro2">
          <table:table-cell office:value-type="string">
            <text:p>TreeAdd</text:p>
          </table:table-cell>
          <table:table-cell table:number-columns-repeated="11"/>
        </table:table-row>
        <table:table-row table:style-name="ro2">
          <table:table-cell office:value-type="float" office:value="722489">
            <text:p>722489</text:p>
          </table:table-cell>
          <table:table-cell office:value-type="float" office:value="233995">
            <text:p>233995</text:p>
          </table:table-cell>
          <table:table-cell office:value-type="float" office:value="956484">
            <text:p>956484</text:p>
          </table:table-cell>
          <table:table-cell table:number-columns-repeated="9"/>
        </table:table-row>
        <table:table-row table:style-name="ro2">
          <table:table-cell office:value-type="float" office:value="1119641">
            <text:p>1119641</text:p>
          </table:table-cell>
          <table:table-cell office:value-type="float" office:value="395660">
            <text:p>395660</text:p>
          </table:table-cell>
          <table:table-cell office:value-type="float" office:value="1515301">
            <text:p>1515301</text:p>
          </table:table-cell>
          <table:table-cell table:number-columns-repeated="9"/>
        </table:table-row>
        <table:table-row table:style-name="ro2">
          <table:table-cell office:value-type="string">
            <text:p>Bisort</text:p>
          </table:table-cell>
          <table:table-cell table:number-columns-repeated="11"/>
        </table:table-row>
        <table:table-row table:style-name="ro2">
          <table:table-cell office:value-type="float" office:value="11507">
            <text:p>11507</text:p>
          </table:table-cell>
          <table:table-cell office:value-type="float" office:value="5099">
            <text:p>5099</text:p>
          </table:table-cell>
          <table:table-cell office:value-type="float" office:value="4028">
            <text:p>4028</text:p>
          </table:table-cell>
          <table:table-cell office:value-type="float" office:value="20635">
            <text:p>20635</text:p>
          </table:table-cell>
          <table:table-cell table:number-columns-repeated="8"/>
        </table:table-row>
        <table:table-row table:style-name="ro2">
          <table:table-cell office:value-type="float" office:value="12023">
            <text:p>12023</text:p>
          </table:table-cell>
          <table:table-cell office:value-type="float" office:value="13227">
            <text:p>13227</text:p>
          </table:table-cell>
          <table:table-cell office:value-type="float" office:value="12586">
            <text:p>12586</text:p>
          </table:table-cell>
          <table:table-cell office:value-type="float" office:value="37837">
            <text:p>37837</text:p>
          </table:table-cell>
          <table:table-cell table:number-columns-repeated="8"/>
        </table:table-row>
        <table:table-row table:style-name="ro2">
          <table:table-cell office:value-type="string">
            <text:p>Perimeter</text:p>
          </table:table-cell>
          <table:table-cell table:number-columns-repeated="11"/>
        </table:table-row>
        <table:table-row table:style-name="ro2">
          <table:table-cell office:value-type="float" office:value="566487">
            <text:p>566487</text:p>
          </table:table-cell>
          <table:table-cell office:value-type="float" office:value="100226">
            <text:p>100226</text:p>
          </table:table-cell>
          <table:table-cell office:value-type="float" office:value="666713">
            <text:p>666713</text:p>
          </table:table-cell>
          <table:table-cell table:number-columns-repeated="9"/>
        </table:table-row>
        <table:table-row table:style-name="ro2">
          <table:table-cell office:value-type="float" office:value="559099">
            <text:p>559099</text:p>
          </table:table-cell>
          <table:table-cell office:value-type="float" office:value="124946">
            <text:p>124946</text:p>
          </table:table-cell>
          <table:table-cell office:value-type="float" office:value="684045">
            <text:p>684045</text:p>
          </table:table-cell>
          <table:table-cell table:number-columns-repeated="9"/>
        </table:table-row>
        <table:table-row table:style-name="ro2">
          <table:table-cell office:value-type="string">
            <text:p>Tsp</text:p>
          </table:table-cell>
          <table:table-cell table:number-columns-repeated="11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8">
            <text:p>158</text:p>
          </table:table-cell>
          <table:table-cell table:number-columns-repeated="10"/>
        </table:table-row>
        <table:table-row table:style-name="ro2">
          <table:table-cell office:value-type="string">
            <text:p>TreeAdd</text:p>
          </table:table-cell>
          <table:table-cell table:number-columns-repeated="11"/>
        </table:table-row>
        <table:table-row table:style-name="ro2">
          <table:table-cell office:value-type="float" office:value="685415">
            <text:p>685415</text:p>
          </table:table-cell>
          <table:table-cell office:value-type="float" office:value="233965">
            <text:p>233965</text:p>
          </table:table-cell>
          <table:table-cell office:value-type="float" office:value="919380">
            <text:p>919380</text:p>
          </table:table-cell>
          <table:table-cell table:number-columns-repeated="9"/>
        </table:table-row>
        <table:table-row table:style-name="ro2">
          <table:table-cell office:value-type="float" office:value="1162203">
            <text:p>1162203</text:p>
          </table:table-cell>
          <table:table-cell office:value-type="float" office:value="401129">
            <text:p>401129</text:p>
          </table:table-cell>
          <table:table-cell office:value-type="float" office:value="1563332">
            <text:p>1563332</text:p>
          </table:table-cell>
          <table:table-cell table:number-columns-repeated="9"/>
        </table:table-row>
        <table:table-row table:style-name="ro2">
          <table:table-cell office:value-type="string">
            <text:p>Bisort</text:p>
          </table:table-cell>
          <table:table-cell table:number-columns-repeated="11"/>
        </table:table-row>
        <table:table-row table:style-name="ro2">
          <table:table-cell office:value-type="float" office:value="11500">
            <text:p>11500</text:p>
          </table:table-cell>
          <table:table-cell office:value-type="float" office:value="5050">
            <text:p>5050</text:p>
          </table:table-cell>
          <table:table-cell office:value-type="float" office:value="4022">
            <text:p>4022</text:p>
          </table:table-cell>
          <table:table-cell office:value-type="float" office:value="20574">
            <text:p>20574</text:p>
          </table:table-cell>
          <table:table-cell table:number-columns-repeated="8"/>
        </table:table-row>
        <table:table-row table:style-name="ro2">
          <table:table-cell office:value-type="float" office:value="11797">
            <text:p>11797</text:p>
          </table:table-cell>
          <table:table-cell office:value-type="float" office:value="13228">
            <text:p>13228</text:p>
          </table:table-cell>
          <table:table-cell office:value-type="float" office:value="12594">
            <text:p>12594</text:p>
          </table:table-cell>
          <table:table-cell office:value-type="float" office:value="37619">
            <text:p>37619</text:p>
          </table:table-cell>
          <table:table-cell table:number-columns-repeated="8"/>
        </table:table-row>
        <table:table-row table:style-name="ro2">
          <table:table-cell office:value-type="string">
            <text:p>Perimeter</text:p>
          </table:table-cell>
          <table:table-cell table:number-columns-repeated="11"/>
        </table:table-row>
        <table:table-row table:style-name="ro2">
          <table:table-cell office:value-type="float" office:value="596482">
            <text:p>596482</text:p>
          </table:table-cell>
          <table:table-cell office:value-type="float" office:value="97479">
            <text:p>97479</text:p>
          </table:table-cell>
          <table:table-cell office:value-type="float" office:value="693961">
            <text:p>693961</text:p>
          </table:table-cell>
          <table:table-cell table:number-columns-repeated="9"/>
        </table:table-row>
        <table:table-row table:style-name="ro2">
          <table:table-cell office:value-type="float" office:value="471983">
            <text:p>471983</text:p>
          </table:table-cell>
          <table:table-cell office:value-type="float" office:value="119492">
            <text:p>119492</text:p>
          </table:table-cell>
          <table:table-cell office:value-type="float" office:value="591475">
            <text:p>591475</text:p>
          </table:table-cell>
          <table:table-cell table:number-columns-repeated="9"/>
        </table:table-row>
        <table:table-row table:style-name="ro2">
          <table:table-cell office:value-type="string">
            <text:p>Tsp</text:p>
          </table:table-cell>
          <table:table-cell table:number-columns-repeated="11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8">
            <text:p>78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7">
            <text:p>157</text:p>
          </table:table-cell>
          <table:table-cell table:number-columns-repeated="10"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Conn</meta:initial-creator>
    <meta:creation-date>2014-05-24T10:36:56</meta:creation-date>
    <dc:date>2014-05-26T13:12:39</dc:date>
    <dc:creator>Peter Conn</dc:creator>
    <meta:editing-duration>PT2M23S</meta:editing-duration>
    <meta:editing-cycles>2</meta:editing-cycles>
    <meta:generator>LibreOffice/3.5$Linux_X86_64 LibreOffice_project/350m1$Build-2</meta:generator>
    <meta:document-statistic meta:table-count="3" meta:cell-count="275" meta:object-count="0"/>
  </office:meta>
</office:document-meta>
</file>